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S 319 Group 3H</text:span><text:span text:style-name="T1"><text:line-break/></text:span><text:span text:style-name="T2">Defenders Of The Kingdom</text:span></text:p>
          </draw:text-box>
        </draw:frame>
        <draw:frame draw:name="Shape 55" presentation:style-name="pr2" draw:text-style-name="P4" draw:layer="layout" svg:width="23.667cm" svg:height="5.701cm" svg:x="0.866cm" svg:y="7.873cm" presentation:class="subtitle" presentation:user-transformed="true">
          <draw:text-box>
            <text:p text:style-name="P3"><text:span text:style-name="T3">Alp Ege Baştürk</text:span></text:p>
            <text:p text:style-name="P3"><text:span text:style-name="T3">Barış Eymür</text:span></text:p>
            <text:p text:style-name="P3"><text:span text:style-name="T3">Emre Gürçay</text:span></text:p>
            <text:p text:style-name="P3"><text:span text:style-name="T3">Öykü Ece Ayaz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 Of Development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State Of Development</text:span></text:p>
          </draw:text-box>
        </draw:frame>
        <draw:frame draw:name="Shape 6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Game is functional and 5 levels can be played</text:span></text:p>
              </text:list-item>
              <text:list-item>
                <text:p text:style-name="P7"><text:span text:style-name="T5">There are 2 towers with different attack types, 2 attackers and 2 heroes</text:span></text:p>
              </text:list-item>
              <text:list-item>
                <text:p text:style-name="P7"><text:span text:style-name="T5">Towers can be sold and one of the towers can be upgraded</text:span></text:p>
              </text:list-item>
              <text:list-item>
                <text:p text:style-name="P7"><text:span text:style-name="T5">Game can be paused/continued</text:span></text:p>
              </text:list-item>
              <text:list-item>
                <text:p text:style-name="P7"><text:span text:style-name="T5">Scores of the player can be saved</text:span></text:p>
              </text:list-item>
              <text:list-item>
                <text:p text:style-name="P8"><text:span text:style-name="T5">Jar file cannot be generated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nown Bugs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Known Bugs</text:span></text:p>
          </draw:text-box>
        </draw:frame>
        <draw:frame draw:name="Shape 6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Button backgrounds stay black after they are pressed</text:span></text:p>
              </text:list-item>
              <text:list-item>
                <text:p text:style-name="P8"><text:span text:style-name="T5">Hero attack animation sometimes work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Improvements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Possible Improvements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Better graphics/animations</text:span></text:p>
              </text:list-item>
              <text:list-item>
                <text:p text:style-name="P7"><text:span text:style-name="T5">More levels</text:span></text:p>
              </text:list-item>
              <text:list-item>
                <text:p text:style-name="P7"><text:span text:style-name="T5">More game object types</text:span></text:p>
              </text:list-item>
              <text:list-item>
                <text:p text:style-name="P8"><text:span text:style-name="T5">Complex attack types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5.1.0.3$Linux_X86_64 LibreOffice_project/</meta:generator>
  </office:meta>
</office:document-meta>
</file>